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ni</text:p>
          </table:table-cell>
          <table:table-cell office:value-type="string">
            <text:p>nom</text:p>
          </table:table-cell>
          <table:table-cell office:value-type="string">
            <text:p>tlf</text:p>
          </table:table-cell>
          <table:table-cell office:value-type="string">
            <text:p>direccio</text:p>
          </table:table-cell>
          <table:table-cell office:value-type="string">
            <text:p>mail</text:p>
          </table:table-cell>
        </table:table-row>
        <table:table-row table:style-name="ro1">
          <table:table-cell office:value-type="string">
            <text:p>45785485d</text:p>
          </table:table-cell>
          <table:table-cell office:value-type="string">
            <text:p>Pepe Sanchez</text:p>
          </table:table-cell>
          <table:table-cell office:value-type="float" office:value="698589541">
            <text:p>698589541</text:p>
          </table:table-cell>
          <table:table-cell office:value-type="string">
            <text:p>Carrer Pi 1</text:p>
          </table:table-cell>
          <table:table-cell office:value-type="string">
            <text:p>pepes@cuidadores.mail</text:p>
          </table:table-cell>
        </table:table-row>
        <table:table-row table:style-name="ro1">
          <table:table-cell office:value-type="string">
            <text:p>78458725h</text:p>
          </table:table-cell>
          <table:table-cell office:value-type="string">
            <text:p>Ernest Lluch</text:p>
          </table:table-cell>
          <table:table-cell office:value-type="float" office:value="125487956">
            <text:p>125487956</text:p>
          </table:table-cell>
          <table:table-cell office:value-type="string">
            <text:p>Plaça Catalunya 24</text:p>
          </table:table-cell>
          <table:table-cell office:value-type="string">
            <text:p>ernestl@cuidadores.mail</text:p>
          </table:table-cell>
        </table:table-row>
        <table:table-row table:style-name="ro2">
          <table:table-cell office:value-type="string">
            <text:p>78523694f</text:p>
          </table:table-cell>
          <table:table-cell office:value-type="string">
            <text:p>Pere Pla</text:p>
          </table:table-cell>
          <table:table-cell office:value-type="float" office:value="124578624">
            <text:p>124578624</text:p>
          </table:table-cell>
          <table:table-cell office:value-type="string">
            <text:p>Avinguda Pou</text:p>
          </table:table-cell>
          <table:table-cell office:value-type="string">
            <text:p><text:a xlink:href="mailto:perep@cuidadores.mail">perep@cuidadores.mail</text:a></text:p>
          </table:table-cell>
        </table:table-row>
        <table:table-row table:style-name="ro2">
          <table:table-cell office:value-type="string">
            <text:p>12453625b</text:p>
          </table:table-cell>
          <table:table-cell office:value-type="string">
            <text:p>Carles Puig</text:p>
          </table:table-cell>
          <table:table-cell office:value-type="float" office:value="154524594">
            <text:p>154524594</text:p>
          </table:table-cell>
          <table:table-cell office:value-type="string">
            <text:p>Carrer del Rabal 23</text:p>
          </table:table-cell>
          <table:table-cell office:value-type="string">
            <text:p><text:a xlink:href="mailto:carlesp@cuidadores.mail">carlesp@cuidadores.mail</text:a></text:p>
          </table:table-cell>
        </table:table-row>
        <table:table-row table:style-name="ro2">
          <table:table-cell office:value-type="string">
            <text:p>45259635n</text:p>
          </table:table-cell>
          <table:table-cell office:value-type="string">
            <text:p>Felip Marçal</text:p>
          </table:table-cell>
          <table:table-cell office:value-type="string">
            <text:p>36529856t</text:p>
          </table:table-cell>
          <table:table-cell office:value-type="string">
            <text:p>Carrer Romani 56</text:p>
          </table:table-cell>
          <table:table-cell office:value-type="string">
            <text:p><text:a xlink:href="mailto:felipm@cuidadores.mail">felipm@cuidadores.mail</text:a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6/02/2017</text:date>, <text:time>15:5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19S</meta:editing-duration>
    <meta:editing-cycles>4</meta:editing-cycles>
    <meta:generator>OpenOffice/4.1.3$Win32 OpenOffice.org_project/413m1$Build-9783</meta:generator>
    <dc:date>2017-02-06T15:54:17.66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